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a078"/>
    </style:style>
    <style:style style:name="P2" style:family="paragraph" style:parent-style-name="Standard">
      <style:text-properties officeooo:rsid="0006a078" officeooo:paragraph-rsid="0006a078"/>
    </style:style>
    <style:style style:name="P3" style:family="paragraph" style:parent-style-name="Standard">
      <style:text-properties officeooo:rsid="000765b8" officeooo:paragraph-rsid="000765b8"/>
    </style:style>
    <style:style style:name="P4" style:family="paragraph" style:parent-style-name="Standard">
      <style:text-properties officeooo:rsid="0007ce25" officeooo:paragraph-rsid="0007ce25"/>
    </style:style>
    <style:style style:name="P5" style:family="paragraph" style:parent-style-name="Standard">
      <style:text-properties officeooo:rsid="000999cb" officeooo:paragraph-rsid="000999cb"/>
    </style:style>
    <style:style style:name="P6" style:family="paragraph" style:parent-style-name="Standard">
      <style:text-properties officeooo:rsid="000ac693" officeooo:paragraph-rsid="000ac693"/>
    </style:style>
    <style:style style:name="P7" style:family="paragraph" style:parent-style-name="Standard">
      <style:text-properties officeooo:rsid="000d1eab" officeooo:paragraph-rsid="000d1eab"/>
    </style:style>
    <style:style style:name="P8" style:family="paragraph" style:parent-style-name="Standard">
      <style:text-properties officeooo:rsid="000d1eab" officeooo:paragraph-rsid="000ac693"/>
    </style:style>
    <style:style style:name="P9" style:family="paragraph" style:parent-style-name="Standard">
      <style:text-properties style:text-underline-style="solid" style:text-underline-width="auto" style:text-underline-color="font-color" officeooo:rsid="000ac693" officeooo:paragraph-rsid="000ac693"/>
    </style:style>
    <style:style style:name="P10" style:family="paragraph" style:parent-style-name="Standard">
      <style:text-properties style:text-underline-style="solid" style:text-underline-width="auto" style:text-underline-color="font-color" officeooo:rsid="000d1eab" officeooo:paragraph-rsid="000d1eab"/>
    </style:style>
    <style:style style:name="P11" style:family="paragraph" style:parent-style-name="Standard">
      <style:text-properties style:text-underline-style="solid" style:text-underline-width="auto" style:text-underline-color="font-color" officeooo:rsid="000999cb" officeooo:paragraph-rsid="000999cb"/>
    </style:style>
    <style:style style:name="P12" style:family="paragraph" style:parent-style-name="Standard">
      <style:text-properties style:text-underline-style="solid" style:text-underline-width="auto" style:text-underline-color="font-color" officeooo:rsid="0007ce25" officeooo:paragraph-rsid="0007ce25"/>
    </style:style>
    <style:style style:name="P13" style:family="paragraph" style:parent-style-name="Standard">
      <style:text-properties style:text-underline-style="solid" style:text-underline-width="auto" style:text-underline-color="font-color" officeooo:rsid="000765b8" officeooo:paragraph-rsid="000765b8"/>
    </style:style>
    <style:style style:name="P14" style:family="paragraph" style:parent-style-name="Standard">
      <style:text-properties officeooo:rsid="000d1eab" officeooo:paragraph-rsid="000d1eab"/>
    </style:style>
    <style:style style:name="P15" style:family="paragraph" style:parent-style-name="Standard">
      <style:text-properties style:text-underline-style="solid" style:text-underline-width="auto" style:text-underline-color="font-color" officeooo:rsid="0013ee8f" officeooo:paragraph-rsid="0013ee8f"/>
    </style:style>
    <style:style style:name="T1" style:family="text">
      <style:text-properties officeooo:rsid="0007ce25"/>
    </style:style>
    <style:style style:name="T2" style:family="text">
      <style:text-properties officeooo:rsid="000ec4c9"/>
    </style:style>
    <style:style style:name="T3" style:family="text">
      <style:text-properties officeooo:rsid="0011fbf1"/>
    </style:style>
    <style:style style:name="T4" style:family="text">
      <style:text-properties officeooo:rsid="0012c1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Switch Statement:</text:p>
      <text:p text:style-name="P3"><text:tab/>- <text:span text:style-name="T1">Arguments are boolean</text:span></text:p>
      <text:p text:style-name="P3"/>
      <text:p text:style-name="P3">switch (d) {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default:</text:p>
      <text:p text:style-name="P3"><text:tab/><text:tab/>“task”</text:p>
      <text:p text:style-name="P3">}</text:p>
      <text:p text:style-name="P2"/>
      <text:p text:style-name="P2"/>
      <text:p text:style-name="P2"/>
      <text:p text:style-name="P12">While Loop:</text:p>
      <text:p text:style-name="P4"/>
      <text:p text:style-name="P4">while (boolean expression)</text:p>
      <text:p text:style-name="P4"><text:tab/>loop body;</text:p>
      <text:p text:style-name="P4"/>
      <text:p text:style-name="P4"/>
      <text:p text:style-name="P4"/>
      <text:p text:style-name="P11">Do-While Loop:</text:p>
      <text:p text:style-name="P5"/>
      <text:p text:style-name="P5">do { Loop Body </text:p>
      <text:p text:style-name="P5">} while (boolean expression);</text:p>
      <text:p text:style-name="P5"/>
      <text:p text:style-name="P5"/>
      <text:p text:style-name="P5"/>
      <text:p text:style-name="P9">For-Each Loop:</text:p>
      <text:p text:style-name="P6"/>
      <text:p text:style-name="P6">for (elementType name : container)</text:p>
      <text:p text:style-name="P6"><text:tab/>Loop Body</text:p>
      <text:p text:style-name="P8"/>
      <text:p text:style-name="P7"/>
      <text:p text:style-name="P10">Primitives vs Non-Primitives:</text:p>
      <text:p text:style-name="P7">-Primitives <text:span text:style-name="T2">(standard lowercase data types)</text:span> are all pass by value (a copy is being made<text:span text:style-name="T2">)</text:span></text:p>
      <text:p text:style-name="P7">- <text:span text:style-name="T2">Non-Primitives (ex, String, Scanner, Integer) are pass by reference</text:span></text:p>
      <text:p text:style-name="P7"/>
      <text:p text:style-name="P15">Some Notes:</text:p>
      <text:p text:style-name="P7">-<text:span text:style-name="T3">Java does not have multiple inheritance!!</text:span></text:p>
      <text:p text:style-name="P7">-<text:span text:style-name="T4">super() calls a constructor from the parent class, this() calls a constructor from the current clas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a0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me Java Tips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6:54:14.588000000</meta:creation-date>
    <dc:date>2020-01-23T16:13:53.486792069</dc:date>
    <meta:editing-duration>PT2H11M28S</meta:editing-duration>
    <meta:editing-cycles>14</meta:editing-cycles>
    <meta:generator>LibreOffice/6.3.4.2$Linux_X86_64 LibreOffice_project/30$Build-2</meta:generator>
    <meta:document-statistic meta:table-count="0" meta:image-count="0" meta:object-count="0" meta:page-count="1" meta:paragraph-count="28" meta:word-count="101" meta:character-count="652" meta:non-whitespace-character-count="562"/>
  </office:meta>
</office:document-meta>
</file>